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20" style:apply-style-name="Error" style:base-cell-address="out2.A1"/>
    </style:style>
    <style:style style:name="ce2" style:family="table-cell" style:parent-style-name="Default">
      <style:map style:condition="cell-content()&gt;20" style:apply-style-name="Error" style:base-cell-address="out2.A1"/>
      <style:map style:condition="cell-content()&gt;10" style:apply-style-name="無題1" style:base-cell-address="out2.A1"/>
    </style:style>
  </office:automatic-styles>
  <office:body>
    <office:spreadsheet>
      <table:calculation-settings table:automatic-find-labels="false" table:use-regular-expressions="false" table:use-wildcards="true"/>
      <table:table table:name="out2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3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6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6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6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9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5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5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4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5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6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8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9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2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2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1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6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6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8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1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6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6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0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8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9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9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0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0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9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9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9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9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0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1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1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4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7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6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7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5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5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5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6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384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ut2.A1:out2.A1">
            <calcext:condition calcext:apply-style-name="Error" calcext:value="&gt;20" calcext:base-cell-address="out2.A1"/>
          </calcext:conditional-format>
          <calcext:conditional-format calcext:target-range-address="out2.A1:out2.AMJ1048576">
            <calcext:condition calcext:apply-style-name="Error" calcext:value="&gt;20" calcext:base-cell-address="out2.A1"/>
            <calcext:condition calcext:apply-style-name="無題1" calcext:value="&gt;10" calcext:base-cell-address="out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ffbf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4:22:38.179000000</dc:date>
    <meta:editing-duration>PT6M39S</meta:editing-duration>
    <meta:editing-cycles>1</meta:editing-cycles>
    <meta:document-statistic meta:table-count="1" meta:cell-count="256640" meta:object-count="0"/>
    <meta:generator>LibreOffice/6.1.3.2$Windows_X86_64 LibreOffice_project/86daf60bf00efa86ad547e59e09d6bb77c699acb</meta:generator>
  </office:meta>
</office:document-meta>
</file>